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TEGRACION LUZ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13152292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711234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NECIOSUP GARCIA, YEINSON GEORG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93682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ENDOZA ROQUE, NICOMEDE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51269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51</text:p>
          </table:table-cell>
          <table:table-cell table:style-name="Tableau1.D2" office:value-type="string">
            <text:p text:style-name="P13">20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7/09/2021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>204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GALLINAS ROJAS</text:p>
          </table:table-cell>
          <table:table-cell table:style-name="Tabla3.A2" office:value-type="string">
            <text:p text:style-name="P21">5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3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18:48:2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